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Authentifi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UNIX time</text:p>
          </table:table-cell>
          <table:table-cell table:style-name="Default" office:value-type="string" calcext:value-type="string">
            <text:p>Date (Europe/Berlin MEZ)</text:p>
          </table:table-cell>
          <table:table-cell office:value-type="string" calcext:value-type="string">
            <text:p>Differenz</text:p>
          </table:table-cell>
          <table:table-cell table:style-name="Default"/>
          <table:table-cell office:value-type="string" calcext:value-type="string">
            <text:p>Device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34813" calcext:value-type="float">
            <text:p>1576734813</text:p>
          </table:table-cell>
          <table:table-cell office:value-type="string" calcext:value-type="string">
            <text:p>19.12.19 06:53</text:p>
          </table:table-cell>
          <table:table-cell/>
          <table:table-cell table:style-name="Default"/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34850" calcext:value-type="float">
            <text:p>1576734850</text:p>
          </table:table-cell>
          <table:table-cell office:value-type="string" calcext:value-type="string">
            <text:p>19.12.19 06:54</text:p>
          </table:table-cell>
          <table:table-cell table:formula="of:=[.B3]-[.B2]" office:value-type="float" office:value="37" calcext:value-type="float">
            <text:p>37</text:p>
          </table:table-cell>
          <table:table-cell table:formula="of:=TIME(0;QUOTIENT([.D3];60);MOD([.D3];60))" office:value-type="time" office:time-value="PT00H00M37S" calcext:value-type="time">
            <text:p>00:00:37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35179" calcext:value-type="float">
            <text:p>1576735179</text:p>
          </table:table-cell>
          <table:table-cell office:value-type="string" calcext:value-type="string">
            <text:p>19.12.19 06:59</text:p>
          </table:table-cell>
          <table:table-cell table:formula="of:=[.B4]-[.B3]" office:value-type="float" office:value="329" calcext:value-type="float">
            <text:p>329</text:p>
          </table:table-cell>
          <table:table-cell table:formula="of:=TIME(0;QUOTIENT([.D4];60);MOD([.D4];60))" office:value-type="time" office:time-value="PT00H05M29S" calcext:value-type="time">
            <text:p>00:05:29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35505" calcext:value-type="float">
            <text:p>1576735505</text:p>
          </table:table-cell>
          <table:table-cell office:value-type="string" calcext:value-type="string">
            <text:p>19.12.19 07:05</text:p>
          </table:table-cell>
          <table:table-cell table:formula="of:=[.B5]-[.B4]" office:value-type="float" office:value="326" calcext:value-type="float">
            <text:p>326</text:p>
          </table:table-cell>
          <table:table-cell table:formula="of:=TIME(0;QUOTIENT([.D5];60);MOD([.D5];60))" office:value-type="time" office:time-value="PT00H05M26S" calcext:value-type="time">
            <text:p>00:05:26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38060" calcext:value-type="float">
            <text:p>1576738060</text:p>
          </table:table-cell>
          <table:table-cell office:value-type="string" calcext:value-type="string">
            <text:p>19.12.19 07:47</text:p>
          </table:table-cell>
          <table:table-cell table:formula="of:=[.B6]-[.B5]" office:value-type="float" office:value="2555" calcext:value-type="float">
            <text:p>2555</text:p>
          </table:table-cell>
          <table:table-cell table:formula="of:=TIME(0;QUOTIENT([.D6];60);MOD([.D6];60))" office:value-type="time" office:time-value="PT00H42M35S" calcext:value-type="time">
            <text:p>00:42:35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Garag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38389" calcext:value-type="float">
            <text:p>1576738389</text:p>
          </table:table-cell>
          <table:table-cell office:value-type="string" calcext:value-type="string">
            <text:p>19.12.19 07:53</text:p>
          </table:table-cell>
          <table:table-cell table:formula="of:=[.B7]-[.B6]" office:value-type="float" office:value="329" calcext:value-type="float">
            <text:p>329</text:p>
          </table:table-cell>
          <table:table-cell table:formula="of:=TIME(0;QUOTIENT([.D7];60);MOD([.D7];60))" office:value-type="time" office:time-value="PT00H05M29S" calcext:value-type="time">
            <text:p>00:05:29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1576738726" calcext:value-type="float">
            <text:p>1576738726</text:p>
          </table:table-cell>
          <table:table-cell office:value-type="string" calcext:value-type="string">
            <text:p>19.12.19 07:58</text:p>
          </table:table-cell>
          <table:table-cell table:formula="of:=[.B8]-[.B7]" office:value-type="float" office:value="337" calcext:value-type="float">
            <text:p>337</text:p>
          </table:table-cell>
          <table:table-cell table:formula="of:=TIME(0;QUOTIENT([.D8];60);MOD([.D8];60))" office:value-type="time" office:time-value="PT00H05M37S" calcext:value-type="time">
            <text:p>00:05:37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38743" calcext:value-type="float">
            <text:p>1576738743</text:p>
          </table:table-cell>
          <table:table-cell office:value-type="string" calcext:value-type="string">
            <text:p>19.12.19 07:59</text:p>
          </table:table-cell>
          <table:table-cell table:formula="of:=[.B9]-[.B8]" office:value-type="float" office:value="17" calcext:value-type="float">
            <text:p>17</text:p>
          </table:table-cell>
          <table:table-cell table:formula="of:=TIME(0;QUOTIENT([.D9];60);MOD([.D9];60))" office:value-type="time" office:time-value="PT00H00M17S" calcext:value-type="time">
            <text:p>00:00:17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39063" calcext:value-type="float">
            <text:p>1576739063</text:p>
          </table:table-cell>
          <table:table-cell office:value-type="string" calcext:value-type="string">
            <text:p>19.12.19 08:04</text:p>
          </table:table-cell>
          <table:table-cell table:formula="of:=[.B10]-[.B9]" office:value-type="float" office:value="320" calcext:value-type="float">
            <text:p>320</text:p>
          </table:table-cell>
          <table:table-cell table:formula="of:=TIME(0;QUOTIENT([.D10];60);MOD([.D10];60))" office:value-type="time" office:time-value="PT00H05M20S" calcext:value-type="time">
            <text:p>00:05:20</text:p>
          </table:table-cell>
          <table:table-cell office:value-type="string" calcext:value-type="string">
            <text:p>front door</text:p>
          </table:table-cell>
          <table:table-cell office:value-type="string" calcext:value-type="string">
            <text:p>Residen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40432" calcext:value-type="float">
            <text:p>1576740432</text:p>
          </table:table-cell>
          <table:table-cell office:value-type="string" calcext:value-type="string">
            <text:p>19.12.19 08:27</text:p>
          </table:table-cell>
          <table:table-cell table:formula="of:=[.B11]-[.B10]" office:value-type="float" office:value="1369" calcext:value-type="float">
            <text:p>1369</text:p>
          </table:table-cell>
          <table:table-cell table:formula="of:=TIME(0;QUOTIENT([.D11];60);MOD([.D11];60))" office:value-type="time" office:time-value="PT00H22M49S" calcext:value-type="time">
            <text:p>00:22:49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42383" calcext:value-type="float">
            <text:p>1576742383</text:p>
          </table:table-cell>
          <table:table-cell office:value-type="string" calcext:value-type="string">
            <text:p>19.12.19 08:59</text:p>
          </table:table-cell>
          <table:table-cell table:formula="of:=[.B12]-[.B11]" office:value-type="float" office:value="1951" calcext:value-type="float">
            <text:p>1951</text:p>
          </table:table-cell>
          <table:table-cell table:formula="of:=TIME(0;QUOTIENT([.D12];60);MOD([.D12];60))" office:value-type="time" office:time-value="PT00H32M31S" calcext:value-type="time">
            <text:p>00:32:31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1576742437" calcext:value-type="float">
            <text:p>1576742437</text:p>
          </table:table-cell>
          <table:table-cell office:value-type="string" calcext:value-type="string">
            <text:p>19.12.19 09:00</text:p>
          </table:table-cell>
          <table:table-cell table:formula="of:=[.B13]-[.B12]" office:value-type="float" office:value="54" calcext:value-type="float">
            <text:p>54</text:p>
          </table:table-cell>
          <table:table-cell table:formula="of:=TIME(0;QUOTIENT([.D13];60);MOD([.D13];60))" office:value-type="time" office:time-value="PT00H00M54S" calcext:value-type="time">
            <text:p>00:00:5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43778" calcext:value-type="float">
            <text:p>1576743778</text:p>
          </table:table-cell>
          <table:table-cell office:value-type="string" calcext:value-type="string">
            <text:p>19.12.19 09:22</text:p>
          </table:table-cell>
          <table:table-cell table:formula="of:=[.B14]-[.B13]" office:value-type="float" office:value="1341" calcext:value-type="float">
            <text:p>1341</text:p>
          </table:table-cell>
          <table:table-cell table:formula="of:=TIME(0;QUOTIENT([.D14];60);MOD([.D14];60))" office:value-type="time" office:time-value="PT00H22M21S" calcext:value-type="time">
            <text:p>00:22:21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44288" calcext:value-type="float">
            <text:p>1576744288</text:p>
          </table:table-cell>
          <table:table-cell office:value-type="string" calcext:value-type="string">
            <text:p>19.12.19 09:31</text:p>
          </table:table-cell>
          <table:table-cell table:formula="of:=[.B15]-[.B14]" office:value-type="float" office:value="510" calcext:value-type="float">
            <text:p>510</text:p>
          </table:table-cell>
          <table:table-cell table:formula="of:=TIME(0;QUOTIENT([.D15];60);MOD([.D15];60))" office:value-type="time" office:time-value="PT00H08M30S" calcext:value-type="time">
            <text:p>00:08:30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Garag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44315" calcext:value-type="float">
            <text:p>1576744315</text:p>
          </table:table-cell>
          <table:table-cell office:value-type="string" calcext:value-type="string">
            <text:p>19.12.19 09:31</text:p>
          </table:table-cell>
          <table:table-cell table:formula="of:=[.B16]-[.B15]" office:value-type="float" office:value="27" calcext:value-type="float">
            <text:p>27</text:p>
          </table:table-cell>
          <table:table-cell table:formula="of:=TIME(0;QUOTIENT([.D16];60);MOD([.D16];60))" office:value-type="time" office:time-value="PT00H00M27S" calcext:value-type="time">
            <text:p>00:00:27</text:p>
          </table:table-cell>
          <table:table-cell office:value-type="string" calcext:value-type="string">
            <text:p>front door</text:p>
          </table:table-cell>
          <table:table-cell office:value-type="string" calcext:value-type="string">
            <text:p>Residen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44934" calcext:value-type="float">
            <text:p>1576744934</text:p>
          </table:table-cell>
          <table:table-cell office:value-type="string" calcext:value-type="string">
            <text:p>19.12.19 09:42</text:p>
          </table:table-cell>
          <table:table-cell table:formula="of:=[.B17]-[.B16]" office:value-type="float" office:value="619" calcext:value-type="float">
            <text:p>619</text:p>
          </table:table-cell>
          <table:table-cell table:formula="of:=TIME(0;QUOTIENT([.D17];60);MOD([.D17];60))" office:value-type="time" office:time-value="PT00H10M19S" calcext:value-type="time">
            <text:p>00:10:19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44973" calcext:value-type="float">
            <text:p>1576744973</text:p>
          </table:table-cell>
          <table:table-cell office:value-type="string" calcext:value-type="string">
            <text:p>19.12.19 09:42</text:p>
          </table:table-cell>
          <table:table-cell table:formula="of:=[.B18]-[.B17]" office:value-type="float" office:value="39" calcext:value-type="float">
            <text:p>39</text:p>
          </table:table-cell>
          <table:table-cell table:formula="of:=TIME(0;QUOTIENT([.D18];60);MOD([.D18];60))" office:value-type="time" office:time-value="PT00H00M39S" calcext:value-type="time">
            <text:p>00:00:39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44994" calcext:value-type="float">
            <text:p>1576744994</text:p>
          </table:table-cell>
          <table:table-cell office:value-type="string" calcext:value-type="string">
            <text:p>19.12.19 09:43</text:p>
          </table:table-cell>
          <table:table-cell table:formula="of:=[.B19]-[.B18]" office:value-type="float" office:value="21" calcext:value-type="float">
            <text:p>21</text:p>
          </table:table-cell>
          <table:table-cell table:formula="of:=TIME(0;QUOTIENT([.D19];60);MOD([.D19];60))" office:value-type="time" office:time-value="PT00H00M21S" calcext:value-type="time">
            <text:p>00:00:2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45115" calcext:value-type="float">
            <text:p>1576745115</text:p>
          </table:table-cell>
          <table:table-cell office:value-type="string" calcext:value-type="string">
            <text:p>19.12.19 09:45</text:p>
          </table:table-cell>
          <table:table-cell table:formula="of:=[.B20]-[.B19]" office:value-type="float" office:value="121" calcext:value-type="float">
            <text:p>121</text:p>
          </table:table-cell>
          <table:table-cell table:formula="of:=TIME(0;QUOTIENT([.D20];60);MOD([.D20];60))" office:value-type="time" office:time-value="PT00H02M01S" calcext:value-type="time">
            <text:p>00:02:01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45661" calcext:value-type="float">
            <text:p>1576745661</text:p>
          </table:table-cell>
          <table:table-cell office:value-type="string" calcext:value-type="string">
            <text:p>19.12.19 09:54</text:p>
          </table:table-cell>
          <table:table-cell table:formula="of:=[.B21]-[.B20]" office:value-type="float" office:value="546" calcext:value-type="float">
            <text:p>546</text:p>
          </table:table-cell>
          <table:table-cell table:formula="of:=TIME(0;QUOTIENT([.D21];60);MOD([.D21];60))" office:value-type="time" office:time-value="PT00H09M06S" calcext:value-type="time">
            <text:p>00:09:06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46319" calcext:value-type="float">
            <text:p>1576746319</text:p>
          </table:table-cell>
          <table:table-cell office:value-type="string" calcext:value-type="string">
            <text:p>19.12.19 10:05</text:p>
          </table:table-cell>
          <table:table-cell table:formula="of:=[.B22]-[.B21]" office:value-type="float" office:value="658" calcext:value-type="float">
            <text:p>658</text:p>
          </table:table-cell>
          <table:table-cell table:formula="of:=TIME(0;QUOTIENT([.D22];60);MOD([.D22];60))" office:value-type="time" office:time-value="PT00H10M58S" calcext:value-type="time">
            <text:p>00:10:58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47254" calcext:value-type="float">
            <text:p>1576747254</text:p>
          </table:table-cell>
          <table:table-cell office:value-type="string" calcext:value-type="string">
            <text:p>19.12.19 10:20</text:p>
          </table:table-cell>
          <table:table-cell table:formula="of:=[.B23]-[.B22]" office:value-type="float" office:value="935" calcext:value-type="float">
            <text:p>935</text:p>
          </table:table-cell>
          <table:table-cell table:formula="of:=TIME(0;QUOTIENT([.D23];60);MOD([.D23];60))" office:value-type="time" office:time-value="PT00H15M35S" calcext:value-type="time">
            <text:p>00:15:3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47300" calcext:value-type="float">
            <text:p>1576747300</text:p>
          </table:table-cell>
          <table:table-cell office:value-type="string" calcext:value-type="string">
            <text:p>19.12.19 10:21</text:p>
          </table:table-cell>
          <table:table-cell table:formula="of:=[.B24]-[.B23]" office:value-type="float" office:value="46" calcext:value-type="float">
            <text:p>46</text:p>
          </table:table-cell>
          <table:table-cell table:formula="of:=TIME(0;QUOTIENT([.D24];60);MOD([.D24];60))" office:value-type="time" office:time-value="PT00H00M46S" calcext:value-type="time">
            <text:p>00:00:46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47319" calcext:value-type="float">
            <text:p>1576747319</text:p>
          </table:table-cell>
          <table:table-cell office:value-type="string" calcext:value-type="string">
            <text:p>19.12.19 10:21</text:p>
          </table:table-cell>
          <table:table-cell table:formula="of:=[.B25]-[.B24]" office:value-type="float" office:value="19" calcext:value-type="float">
            <text:p>19</text:p>
          </table:table-cell>
          <table:table-cell table:formula="of:=TIME(0;QUOTIENT([.D25];60);MOD([.D25];60))" office:value-type="time" office:time-value="PT00H00M19S" calcext:value-type="time">
            <text:p>00:00:19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48966" calcext:value-type="float">
            <text:p>1576748966</text:p>
          </table:table-cell>
          <table:table-cell office:value-type="string" calcext:value-type="string">
            <text:p>19.12.19 10:49</text:p>
          </table:table-cell>
          <table:table-cell table:formula="of:=[.B26]-[.B25]" office:value-type="float" office:value="1647" calcext:value-type="float">
            <text:p>1647</text:p>
          </table:table-cell>
          <table:table-cell table:formula="of:=TIME(0;QUOTIENT([.D26];60);MOD([.D26];60))" office:value-type="time" office:time-value="PT00H27M27S" calcext:value-type="time">
            <text:p>00:27:2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53378" calcext:value-type="float">
            <text:p>1576753378</text:p>
          </table:table-cell>
          <table:table-cell office:value-type="string" calcext:value-type="string">
            <text:p>19.12.19 12:02</text:p>
          </table:table-cell>
          <table:table-cell table:formula="of:=[.B27]-[.B26]" office:value-type="float" office:value="4412" calcext:value-type="float">
            <text:p>4412</text:p>
          </table:table-cell>
          <table:table-cell table:formula="of:=TIME(0;QUOTIENT([.D27];60);MOD([.D27];60))" office:value-type="time" office:time-value="PT01H13M32S" calcext:value-type="time">
            <text:p>01:13:32</text:p>
          </table:table-cell>
          <table:table-cell office:value-type="string" calcext:value-type="string">
            <text:p>front door</text:p>
          </table:table-cell>
          <table:table-cell office:value-type="string" calcext:value-type="string">
            <text:p>Residen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53894" calcext:value-type="float">
            <text:p>1576753894</text:p>
          </table:table-cell>
          <table:table-cell office:value-type="string" calcext:value-type="string">
            <text:p>19.12.19 12:11</text:p>
          </table:table-cell>
          <table:table-cell table:formula="of:=[.B28]-[.B27]" office:value-type="float" office:value="516" calcext:value-type="float">
            <text:p>516</text:p>
          </table:table-cell>
          <table:table-cell table:formula="of:=TIME(0;QUOTIENT([.D28];60);MOD([.D28];60))" office:value-type="time" office:time-value="PT00H08M36S" calcext:value-type="time">
            <text:p>00:08:36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62973" calcext:value-type="float">
            <text:p>1576762973</text:p>
          </table:table-cell>
          <table:table-cell office:value-type="string" calcext:value-type="string">
            <text:p>19.12.19 14:42</text:p>
          </table:table-cell>
          <table:table-cell table:formula="of:=[.B29]-[.B28]" office:value-type="float" office:value="9079" calcext:value-type="float">
            <text:p>9079</text:p>
          </table:table-cell>
          <table:table-cell table:formula="of:=TIME(0;QUOTIENT([.D29];60);MOD([.D29];60))" office:value-type="time" office:time-value="PT02H31M19S" calcext:value-type="time">
            <text:p>02:31:19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65954" calcext:value-type="float">
            <text:p>1576765954</text:p>
          </table:table-cell>
          <table:table-cell office:value-type="string" calcext:value-type="string">
            <text:p>19.12.19 15:32</text:p>
          </table:table-cell>
          <table:table-cell table:formula="of:=[.B30]-[.B29]" office:value-type="float" office:value="2981" calcext:value-type="float">
            <text:p>2981</text:p>
          </table:table-cell>
          <table:table-cell table:formula="of:=TIME(0;QUOTIENT([.D30];60);MOD([.D30];60))" office:value-type="time" office:time-value="PT00H49M41S" calcext:value-type="time">
            <text:p>00:49:4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65971" calcext:value-type="float">
            <text:p>1576765971</text:p>
          </table:table-cell>
          <table:table-cell office:value-type="string" calcext:value-type="string">
            <text:p>19.12.19 15:32</text:p>
          </table:table-cell>
          <table:table-cell table:formula="of:=[.B31]-[.B30]" office:value-type="float" office:value="17" calcext:value-type="float">
            <text:p>17</text:p>
          </table:table-cell>
          <table:table-cell table:formula="of:=TIME(0;QUOTIENT([.D31];60);MOD([.D31];60))" office:value-type="time" office:time-value="PT00H00M17S" calcext:value-type="time">
            <text:p>00:00:1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68595" calcext:value-type="float">
            <text:p>1576768595</text:p>
          </table:table-cell>
          <table:table-cell office:value-type="string" calcext:value-type="string">
            <text:p>19.12.19 16:16</text:p>
          </table:table-cell>
          <table:table-cell table:formula="of:=[.B32]-[.B31]" office:value-type="float" office:value="2624" calcext:value-type="float">
            <text:p>2624</text:p>
          </table:table-cell>
          <table:table-cell table:formula="of:=TIME(0;QUOTIENT([.D32];60);MOD([.D32];60))" office:value-type="time" office:time-value="PT00H43M44S" calcext:value-type="time">
            <text:p>00:43:44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arag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68845" calcext:value-type="float">
            <text:p>1576768845</text:p>
          </table:table-cell>
          <table:table-cell office:value-type="string" calcext:value-type="string">
            <text:p>19.12.19 16:20</text:p>
          </table:table-cell>
          <table:table-cell table:formula="of:=[.B33]-[.B32]" office:value-type="float" office:value="250" calcext:value-type="float">
            <text:p>250</text:p>
          </table:table-cell>
          <table:table-cell table:formula="of:=TIME(0;QUOTIENT([.D33];60);MOD([.D33];60))" office:value-type="time" office:time-value="PT00H04M10S" calcext:value-type="time">
            <text:p>00:04:10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arag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1576768887" calcext:value-type="float">
            <text:p>1576768887</text:p>
          </table:table-cell>
          <table:table-cell office:value-type="string" calcext:value-type="string">
            <text:p>19.12.19 16:21</text:p>
          </table:table-cell>
          <table:table-cell table:formula="of:=[.B34]-[.B33]" office:value-type="float" office:value="42" calcext:value-type="float">
            <text:p>42</text:p>
          </table:table-cell>
          <table:table-cell table:formula="of:=TIME(0;QUOTIENT([.D34];60);MOD([.D34];60))" office:value-type="time" office:time-value="PT00H00M42S" calcext:value-type="time">
            <text:p>00:00:42</text:p>
          </table:table-cell>
          <table:table-cell office:value-type="string" calcext:value-type="string">
            <text:p>front door</text:p>
          </table:table-cell>
          <table:table-cell office:value-type="string" calcext:value-type="string">
            <text:p>Residen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69111" calcext:value-type="float">
            <text:p>1576769111</text:p>
          </table:table-cell>
          <table:table-cell office:value-type="string" calcext:value-type="string">
            <text:p>19.12.19 16:25</text:p>
          </table:table-cell>
          <table:table-cell table:formula="of:=[.B35]-[.B34]" office:value-type="float" office:value="224" calcext:value-type="float">
            <text:p>224</text:p>
          </table:table-cell>
          <table:table-cell table:formula="of:=TIME(0;QUOTIENT([.D35];60);MOD([.D35];60))" office:value-type="time" office:time-value="PT00H03M44S" calcext:value-type="time">
            <text:p>00:03:44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77691" calcext:value-type="float">
            <text:p>1576777691</text:p>
          </table:table-cell>
          <table:table-cell office:value-type="string" calcext:value-type="string">
            <text:p>19.12.19 18:48</text:p>
          </table:table-cell>
          <table:table-cell table:formula="of:=[.B36]-[.B35]" office:value-type="float" office:value="8580" calcext:value-type="float">
            <text:p>8580</text:p>
          </table:table-cell>
          <table:table-cell table:formula="of:=TIME(0;QUOTIENT([.D36];60);MOD([.D36];60))" office:value-type="time" office:time-value="PT02H23M00S" calcext:value-type="time">
            <text:p>02:23:00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float" office:value="1576779997" calcext:value-type="float">
            <text:p>1576779997</text:p>
          </table:table-cell>
          <table:table-cell office:value-type="string" calcext:value-type="string">
            <text:p>19.12.19 19:26</text:p>
          </table:table-cell>
          <table:table-cell table:formula="of:=[.B37]-[.B36]" office:value-type="float" office:value="2306" calcext:value-type="float">
            <text:p>2306</text:p>
          </table:table-cell>
          <table:table-cell table:formula="of:=TIME(0;QUOTIENT([.D37];60);MOD([.D37];60))" office:value-type="time" office:time-value="PT00H38M26S" calcext:value-type="time">
            <text:p>00:38:26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80455" calcext:value-type="float">
            <text:p>1576780455</text:p>
          </table:table-cell>
          <table:table-cell office:value-type="string" calcext:value-type="string">
            <text:p>19.12.19 19:34</text:p>
          </table:table-cell>
          <table:table-cell table:formula="of:=[.B38]-[.B37]" office:value-type="float" office:value="458" calcext:value-type="float">
            <text:p>458</text:p>
          </table:table-cell>
          <table:table-cell table:formula="of:=TIME(0;QUOTIENT([.D38];60);MOD([.D38];60))" office:value-type="time" office:time-value="PT00H07M38S" calcext:value-type="time">
            <text:p>00:07:38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82911" calcext:value-type="float">
            <text:p>1576782911</text:p>
          </table:table-cell>
          <table:table-cell office:value-type="string" calcext:value-type="string">
            <text:p>19.12.19 20:15</text:p>
          </table:table-cell>
          <table:table-cell table:formula="of:=[.B39]-[.B38]" office:value-type="float" office:value="2456" calcext:value-type="float">
            <text:p>2456</text:p>
          </table:table-cell>
          <table:table-cell table:formula="of:=TIME(0;QUOTIENT([.D39];60);MOD([.D39];60))" office:value-type="time" office:time-value="PT00H40M56S" calcext:value-type="time">
            <text:p>00:40:56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83324" calcext:value-type="float">
            <text:p>1576783324</text:p>
          </table:table-cell>
          <table:table-cell office:value-type="string" calcext:value-type="string">
            <text:p>19.12.19 20:22</text:p>
          </table:table-cell>
          <table:table-cell table:formula="of:=[.B40]-[.B39]" office:value-type="float" office:value="413" calcext:value-type="float">
            <text:p>413</text:p>
          </table:table-cell>
          <table:table-cell table:formula="of:=TIME(0;QUOTIENT([.D40];60);MOD([.D40];60))" office:value-type="time" office:time-value="PT00H06M53S" calcext:value-type="time">
            <text:p>00:06:53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float" office:value="1576788295" calcext:value-type="float">
            <text:p>1576788295</text:p>
          </table:table-cell>
          <table:table-cell office:value-type="string" calcext:value-type="string">
            <text:p>19.12.19 21:44</text:p>
          </table:table-cell>
          <table:table-cell table:formula="of:=[.B41]-[.B40]" office:value-type="float" office:value="4971" calcext:value-type="float">
            <text:p>4971</text:p>
          </table:table-cell>
          <table:table-cell table:formula="of:=TIME(0;QUOTIENT([.D41];60);MOD([.D41];60))" office:value-type="time" office:time-value="PT01H22M51S" calcext:value-type="time">
            <text:p>01:22:51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</table:table>
      <table:table table:name="auth_stripped" table:style-name="ta1">
        <table:table-column table:style-name="co1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Date (Europe/Berlin MEZ)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06:53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06:54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06:59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07:05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07:47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Garag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07:53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19.12.19 07:58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07:59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08:04</text:p>
          </table:table-cell>
          <table:table-cell office:value-type="string" calcext:value-type="string">
            <text:p>front door</text:p>
          </table:table-cell>
          <table:table-cell office:value-type="string" calcext:value-type="string">
            <text:p>Residen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08:27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08:59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19.12.19 09:00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09:22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09:3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Garag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09:31</text:p>
          </table:table-cell>
          <table:table-cell office:value-type="string" calcext:value-type="string">
            <text:p>front door</text:p>
          </table:table-cell>
          <table:table-cell office:value-type="string" calcext:value-type="string">
            <text:p>Residen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09:42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09:4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09:43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09:45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09:5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0: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0:2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0:2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0:2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0:49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12:02</text:p>
          </table:table-cell>
          <table:table-cell office:value-type="string" calcext:value-type="string">
            <text:p>front door</text:p>
          </table:table-cell>
          <table:table-cell office:value-type="string" calcext:value-type="string">
            <text:p>Residen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2:1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4:4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5:3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5:3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16:16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arag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16:20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arag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19.12.19 16:21</text:p>
          </table:table-cell>
          <table:table-cell office:value-type="string" calcext:value-type="string">
            <text:p>front door</text:p>
          </table:table-cell>
          <table:table-cell office:value-type="string" calcext:value-type="string">
            <text:p>Residen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6:25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8:48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string" calcext:value-type="string">
            <text:p>19.12.19 19:26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19:34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20:15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20:22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19.12.19 21:44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Living ro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06T08:48:42.271375948</dc:date>
    <meta:editing-duration>PT4M18S</meta:editing-duration>
    <meta:editing-cycles>2</meta:editing-cycles>
    <meta:generator>LibreOffice/6.3.4.2.0$Linux_X86_64 LibreOffice_project/30$Build-2</meta:generator>
    <meta:document-statistic meta:table-count="2" meta:cell-count="448" meta:object-count="0"/>
  </office:meta>
</office:document-meta>
</file>